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6c64d"/>
    </style:style>
    <style:style style:name="P2" style:family="paragraph" style:parent-style-name="Standard">
      <style:text-properties officeooo:paragraph-rsid="0028b3b9"/>
    </style:style>
    <style:style style:name="P3" style:family="paragraph" style:parent-style-name="Standard">
      <style:text-properties officeooo:paragraph-rsid="0029ef2a"/>
    </style:style>
    <style:style style:name="P4" style:family="paragraph" style:parent-style-name="Standard">
      <style:text-properties officeooo:paragraph-rsid="002af9b0"/>
    </style:style>
    <style:style style:name="P5" style:family="paragraph" style:parent-style-name="Standard">
      <style:text-properties officeooo:paragraph-rsid="002b645c"/>
    </style:style>
    <style:style style:name="P6" style:family="paragraph" style:parent-style-name="Standard">
      <style:text-properties officeooo:paragraph-rsid="002daa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¿Cuál es la normativa clave para la gestión de la seguridad de la información en un taller de microinformática?</text:p>
      <text:p text:style-name="P6">a) ISO 9001</text:p>
      <text:p text:style-name="P6">b) ISO 14001</text:p>
      <text:p text:style-name="P6">c) ISO 27001</text:p>
      <text:p text:style-name="P6">d) Normativa EN 61010</text:p>
      <text:p text:style-name="P6"/>
      <text:p text:style-name="P6">¿Qué impacto puede tener la falta de ajuste de la altura del monitor en un taller de microinformática?</text:p>
      <text:p text:style-name="P6">a) Mejora la postura y previene molestias físicas</text:p>
      <text:p text:style-name="P6">b) Aumenta el riesgo de fatiga visual y problemas cervicales</text:p>
      <text:p text:style-name="P6">c) No afecta la salud laboral</text:p>
      <text:p text:style-name="P6">d) Sin importancia en la ergonomía del monitor</text:p>
      <text:p text:style-name="P6"/>
      <text:p text:style-name="P6">¿Cuál es la importancia de mantener los cables organizados en un espacio de trabajo de microinformática?</text:p>
      <text:p text:style-name="P6">a) Mejorar la movilidad y promover la rigidez</text:p>
      <text:p text:style-name="P6">b) Reducir la eficiencia en el trabajo</text:p>
      <text:p text:style-name="P6">c) Prevenir riesgos de tropiezos y facilitar el mantenimiento</text:p>
      <text:p text:style-name="P6">d) Sin relación con la seguridad laboral</text:p>
      <text:p text:style-name="P6"/>
      <text:p text:style-name="P6">¿Por qué es crucial tener una silla con respaldo ajustable en un taller de microinformática?</text:p>
      <text:p text:style-name="P6">a) Para limitar la movilidad y favorecer la rigidez</text:p>
      <text:p text:style-name="P6">b) Para adaptarse a la altura de la persona y mejorar la postura</text:p>
      <text:p text:style-name="P6">c) No impacta en la salud laboral</text:p>
      <text:p text:style-name="P6">d) Sin importancia en la ergonomía de la silla</text:p>
      <text:p text:style-name="P6"/>
      <text:p text:style-name="P6">¿Qué impacto puede tener el uso de una pantalla de baja resolución en la fatiga visual en un taller de microinformática?</text:p>
      <text:p text:style-name="P6">a) Mejora la comodidad visual</text:p>
      <text:p text:style-name="P6">b) Aumenta el riesgo de fatiga ocular y molestias visuales</text:p>
      <text:p text:style-name="P6">c) No afecta la salud laboral</text:p>
      <text:p text:style-name="P6">d) Sin importancia en la calidad visual del monitor</text:p>
      <text:p text:style-name="P6"/>
      <text:p text:style-name="P6">¿Cuál es la importancia de realizar ajustes ergonómicos en el espacio de trabajo de un taller de microinformática?</text:p>
      <text:p text:style-name="P6">a) Mejorar la salud laboral y prevenir problemas musculoesqueléticos</text:p>
      <text:p text:style-name="P6">b) Reducir la eficiencia en el trabajo</text:p>
      <text:p text:style-name="P6">c) No tiene impacto en la productividad</text:p>
      <text:p text:style-name="P6">d) Sin relación con la ergonomía del espacio de trabajo</text:p>
      <text:p text:style-name="P6"/>
      <text:p text:style-name="P6">¿Por qué es esencial utilizar iluminación adecuada en un taller de microinformática?</text:p>
      <text:p text:style-name="P6">a) Para trabajar en un entorno completamente oscuro</text:p>
      <text:p text:style-name="P6">b) Para favorecer la fatiga visual y prevenir problemas en la vista</text:p>
      <text:p text:style-name="P6">c) Para mejorar la visibilidad y reducir la fatiga ocular</text:p>
      <text:p text:style-name="P6">d) Sin importancia en las condiciones de iluminación del espacio de trabajo</text:p>
      <text:p text:style-name="P6"/>
      <text:p text:style-name="P6"/>
      <text:p text:style-name="P6">¿Cuál es la importancia de verificar la integridad de los componentes antes de iniciar el montaje de un equipo informático?</text:p>
      <text:p text:style-name="P6">a) No es necesario realizar verificaciones previas</text:p>
      <text:p text:style-name="P6"><text:soft-page-break/>b) Asegurar que todos los componentes estén en buen estado y sin daños</text:p>
      <text:p text:style-name="P6">c) Acelerar el proceso de montaje sin realizar comprobaciones</text:p>
      <text:p text:style-name="P6">d) Sin importancia en la calidad del montaje</text:p>
      <text:p text:style-name="P6"/>
      <text:p text:style-name="P6">¿Por qué es crucial comprobar la compatibilidad de los componentes durante el proceso de montaje?</text:p>
      <text:p text:style-name="P6">a) Para ignorar las posibles incompatibilidades y acelerar el proceso</text:p>
      <text:p text:style-name="P6">b) Garantizar que todos los componentes se ajusten adecuadamente</text:p>
      <text:p text:style-name="P6">c) No afecta el rendimiento del equipo</text:p>
      <text:p text:style-name="P6">d) Sin importancia en la calidad del montaje</text:p>
      <text:p text:style-name="P6"/>
      <text:p text:style-name="P6">¿Cuál es la recomendación clave al manipular componentes electrónicos durante el montaje de un equipo informático?</text:p>
      <text:p text:style-name="P6">a) No es necesario tomar precauciones adicionales</text:p>
      <text:p text:style-name="P6">b) Utilizar una pulsera antiestática y trabajar en una superficie conductora</text:p>
      <text:p text:style-name="P6">c) Ignorar las medidas de seguridad</text:p>
      <text:p text:style-name="P6">d) Sin importancia en la manipulación de componentes</text:p>
      <text:p text:style-name="P6"/>
      <text:p text:style-name="P6">¿Por qué es esencial seguir las instrucciones del fabricante al montar un equipo informático?</text:p>
      <text:p text:style-name="P6">a) Para ignorar las recomendaciones y acelerar el proceso de montaje</text:p>
      <text:p text:style-name="P6">b) Asegurar que todos los componentes se instalen correctamente</text:p>
      <text:p text:style-name="P6">c) No afecta la funcionalidad del equipo</text:p>
      <text:p text:style-name="P6">d) Sin importancia en la calidad del montaje</text:p>
      <text:p text:style-name="P6"/>
      <text:p text:style-name="P6">¿Cuál es la importancia de verificar las conexiones de los cables durante el montaje de un equipo informático?</text:p>
      <text:p text:style-name="P6">a) No es necesario comprobar las conexiones</text:p>
      <text:p text:style-name="P6">b) Evitar posibles problemas de conexión y asegurar un funcionamiento adecuado</text:p>
      <text:p text:style-name="P6">c) Agilizar el proceso de montaje sin verificar las conexiones</text:p>
      <text:p text:style-name="P6">d) Sin importancia en la calidad del montaje</text:p>
      <text:p text:style-name="P6"/>
      <text:p text:style-name="P6">¿Por qué se debe realizar una prueba de encendido después de ensamblar un equipo informático?</text:p>
      <text:p text:style-name="P6">a) Para omitir la prueba y acelerar la finalización del montaje</text:p>
      <text:p text:style-name="P6">b) Confirmar que todos los componentes funcionan correctamente</text:p>
      <text:p text:style-name="P6">c) No afecta la operatividad del equipo</text:p>
      <text:p text:style-name="P6">d) Sin importancia en la calidad del montaje</text:p>
      <text:p text:style-name="P6"/>
      <text:p text:style-name="P6">¿Cuál es la recomendación clave al manejar herramientas durante el montaje de un equipo informático?</text:p>
      <text:p text:style-name="P6">a) Utilizar cualquier herramienta disponible</text:p>
      <text:p text:style-name="P6">b) Utilizar herramientas adecuadas y seguir las normas de seguridad</text:p>
      <text:p text:style-name="P6">c) Ignorar las medidas de seguridad en la manipulación de herramientas</text:p>
      <text:p text:style-name="P6">d) Sin importancia en la manipulación de herramientas durante el montaje</text:p>
      <text:p text:style-name="P6"/>
      <text:p text:style-name="P6">¿Por qué es importante verificar la configuración de la BIOS después de montar un equipo informático?</text:p>
      <text:p text:style-name="P6">a) Para omitir la configuración y acelerar la finalización del montaje</text:p>
      <text:p text:style-name="P6">b) Asegurar que la configuración sea la adecuada para el hardware instalado</text:p>
      <text:p text:style-name="P6">c) No afecta el rendimiento del equipo</text:p>
      <text:p text:style-name="P6">d) Sin importancia en la calidad del montaje</text:p>
      <text:p text:style-name="P6"/>
      <text:p text:style-name="P6"><text:soft-page-break/>¿Cuál es la importancia de mantener un área de trabajo limpia durante el montaje de un equipo informático?</text:p>
      <text:p text:style-name="P6">a) Descuidar la limpieza para ahorrar tiempo</text:p>
      <text:p text:style-name="P6">b) Evitar la acumulación de polvo y garantizar un entorno de trabajo seguro</text:p>
      <text:p text:style-name="P6">c) No afecta la calidad del montaje</text:p>
      <text:p text:style-name="P6">d) Sin importancia en el proceso de montaje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7:02:51.457527774</meta:creation-date>
    <dc:date>2024-01-29T17:32:08.197818551</dc:date>
    <meta:editing-duration>PT22M</meta:editing-duration>
    <meta:editing-cycles>25</meta:editing-cycles>
    <meta:generator>LibreOffice/7.6.2.1$Linux_X86_64 LibreOffice_project/56f7684011345957bbf33a7ee678afaf4d2ba333</meta:generator>
    <meta:document-statistic meta:table-count="0" meta:image-count="0" meta:object-count="0" meta:page-count="3" meta:paragraph-count="80" meta:word-count="803" meta:character-count="4878" meta:non-whitespace-character-count="4155"/>
  </office:meta>
</office:document-meta>
</file>